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/>
    </style:style>
    <style:style style:name="co1" style:family="table-column">
      <style:table-column-properties fo:break-before="auto" style:column-width="12.2061111111111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5.85611111111111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3.08680555555556cm"/>
    </style:style>
    <style:style style:name="co6" style:family="table-column">
      <style:table-column-properties fo:break-before="auto" style:column-width="6.68513888888889cm"/>
    </style:style>
    <style:style style:name="co7" style:family="table-column">
      <style:table-column-properties fo:break-before="auto" style:column-width="6.70277777777778cm"/>
    </style:style>
    <style:style style:name="co8" style:family="table-column">
      <style:table-column-properties fo:break-before="auto" style:column-width="6.56166666666667cm"/>
    </style:style>
    <style:style style:name="co9" style:family="table-column">
      <style:table-column-properties fo:break-before="auto" style:column-width="6.49111111111111cm"/>
    </style:style>
    <style:style style:name="co10" style:family="table-column">
      <style:table-column-properties fo:break-before="auto" style:column-width="6.38527777777778cm"/>
    </style:style>
    <style:style style:name="co11" style:family="table-column">
      <style:table-column-properties fo:break-before="auto" style:column-width="5.43277777777778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3.65125cm"/>
    </style:style>
    <style:style style:name="co14" style:family="table-column">
      <style:table-column-properties fo:break-before="auto" style:column-width="3.88055555555556cm"/>
    </style:style>
    <style:style style:name="co15" style:family="table-column">
      <style:table-column-properties fo:break-before="auto" style:column-width="3.79236111111111cm"/>
    </style:style>
    <style:style style:name="co16" style:family="table-column">
      <style:table-column-properties fo:break-before="auto" style:column-width="9.24277777777778cm"/>
    </style:style>
    <style:style style:name="co17" style:family="table-column">
      <style:table-column-properties fo:break-before="auto" style:column-width="9.50736111111111cm"/>
    </style:style>
    <style:style style:name="co18" style:family="table-column">
      <style:table-column-properties fo:break-before="auto" style:column-width="7.33777777777778cm"/>
    </style:style>
    <style:style style:name="co19" style:family="table-column">
      <style:table-column-properties fo:break-before="auto" style:column-width="10.00125cm"/>
    </style:style>
    <style:style style:name="co20" style:family="table-column">
      <style:table-column-properties fo:break-before="auto" style:column-width="11.4123611111111cm"/>
    </style:style>
    <style:style style:name="co21" style:family="table-column">
      <style:table-column-properties fo:break-before="auto" style:column-width="10.4598611111111cm"/>
    </style:style>
    <style:style style:name="co22" style:family="table-column">
      <style:table-column-properties fo:break-before="auto" style:column-width="9.10166666666667cm"/>
    </style:style>
    <style:style style:name="co23" style:family="table-column">
      <style:table-column-properties fo:break-before="auto" style:column-width="9.38388888888889cm"/>
    </style:style>
    <style:style style:name="co24" style:family="table-column">
      <style:table-column-properties fo:break-before="auto" style:column-width="7.19666666666667cm"/>
    </style:style>
    <style:style style:name="co25" style:family="table-column">
      <style:table-column-properties fo:break-before="auto" style:column-width="9.86013888888889cm"/>
    </style:style>
    <style:style style:name="co26" style:family="table-column">
      <style:table-column-properties fo:break-before="auto" style:column-width="11.2888888888889cm"/>
    </style:style>
    <style:style style:name="co27" style:family="table-column">
      <style:table-column-properties fo:break-before="auto" style:column-width="10.3363888888889cm"/>
    </style:style>
    <style:style style:name="co28" style:family="table-column">
      <style:table-column-properties fo:break-before="auto" style:column-width="2.89277777777778cm"/>
    </style:style>
    <style:style style:name="co29" style:family="table-column">
      <style:table-column-properties fo:break-before="auto" style:column-width="4.03930555555556cm"/>
    </style:style>
    <style:style style:name="co30" style:family="table-column">
      <style:table-column-properties fo:break-before="auto" style:column-width="5.60916666666667cm"/>
    </style:style>
    <style:style style:name="co31" style:family="table-column">
      <style:table-column-properties fo:break-before="auto" style:column-width="5.75027777777778cm"/>
    </style:style>
    <style:style style:name="co32" style:family="table-column">
      <style:table-column-properties fo:break-before="auto" style:column-width="4.18041666666667cm"/>
    </style:style>
    <style:style style:name="co33" style:family="table-column">
      <style:table-column-properties fo:break-before="auto" style:column-width="5.25638888888889cm"/>
    </style:style>
    <style:style style:name="co34" style:family="table-column">
      <style:table-column-properties fo:break-before="auto" style:column-width="6.50875cm"/>
    </style:style>
    <style:style style:name="co35" style:family="table-column">
      <style:table-column-properties fo:break-before="auto" style:column-width="4.83305555555556cm"/>
    </style:style>
    <style:style style:name="co36" style:family="table-column">
      <style:table-column-properties fo:break-before="auto" style:column-width="4.60375cm"/>
    </style:style>
    <style:style style:name="co37" style:family="table-column">
      <style:table-column-properties fo:break-before="auto" style:column-width="4.88597222222222cm"/>
    </style:style>
    <style:style style:name="co38" style:family="table-column">
      <style:table-column-properties fo:break-before="auto" style:column-width="4.35680555555555cm"/>
    </style:style>
    <style:style style:name="co39" style:family="table-column">
      <style:table-column-properties fo:break-before="auto" style:column-width="5.45041666666667cm"/>
    </style:style>
    <style:style style:name="co40" style:family="table-column">
      <style:table-column-properties fo:break-before="auto" style:column-width="5.00944444444445cm"/>
    </style:style>
    <style:style style:name="co41" style:family="table-column">
      <style:table-column-properties fo:break-before="auto" style:column-width="4.79777777777778cm"/>
    </style:style>
    <style:style style:name="co42" style:family="table-column">
      <style:table-column-properties fo:break-before="auto" style:column-width="5.08cm"/>
    </style:style>
    <style:style style:name="co43" style:family="table-column">
      <style:table-column-properties fo:break-before="auto" style:column-width="4.49791666666667cm"/>
    </style:style>
    <style:style style:name="co44" style:family="table-column">
      <style:table-column-properties fo:break-before="auto" style:column-width="5.15055555555556cm"/>
    </style:style>
    <style:style style:name="co45" style:family="table-column">
      <style:table-column-properties fo:break-before="auto" style:column-width="4.09222222222222cm"/>
    </style:style>
    <style:style style:name="co46" style:family="table-column">
      <style:table-column-properties fo:break-before="auto" style:column-width="3.28083333333333cm"/>
    </style:style>
    <style:style style:name="co47" style:family="table-column">
      <style:table-column-properties fo:break-before="auto" style:column-width="17.3566666666667cm"/>
    </style:style>
    <style:style style:name="co48" style:family="table-column">
      <style:table-column-properties fo:break-before="auto" style:column-width="2.25777777777778cm"/>
    </style:style>
    <style:style style:name="co49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OMAD_nightside_nadir_summ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6" table:default-cell-style-name="ce2"/>
        <table:table-column table:style-name="co32" table:default-cell-style-name="ce2"/>
        <table:table-column table:style-name="co33" table:number-columns-repeated="2" table:default-cell-style-name="ce2"/>
        <table:table-column table:style-name="co34" table:number-columns-repeated="2" table:default-cell-style-name="ce2"/>
        <table:table-column table:style-name="co35" table:default-cell-style-name="ce2"/>
        <table:table-column table:style-name="co36" table:default-cell-style-name="ce2"/>
        <table:table-column table:style-name="co33" table:default-cell-style-name="ce2"/>
        <table:table-column table:style-name="co37" table:number-columns-repeated="2" table:default-cell-style-name="ce2"/>
        <table:table-column table:style-name="co38" table:default-cell-style-name="ce2"/>
        <table:table-column table:style-name="co39" table:number-columns-repeated="2" table:default-cell-style-name="ce2"/>
        <table:table-column table:style-name="co7" table:number-columns-repeated="2" table:default-cell-style-name="ce2"/>
        <table:table-column table:style-name="co40" table:default-cell-style-name="ce2"/>
        <table:table-column table:style-name="co41" table:default-cell-style-name="ce2"/>
        <table:table-column table:style-name="co39" table:default-cell-style-name="ce2"/>
        <table:table-column table:style-name="co42" table:number-columns-repeated="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number-columns-repeated="966" table:default-cell-style-name="ce2"/>
        <table:table-column table:style-name="co49" table:number-columns-repeated="15360" table:default-cell-style-name="ce1"/>
        <table:table-row table:style-name="ro1">
          <table:table-cell office:value-type="string" table:style-name="ce2">
            <text:p>Orbit 80/40 or 60/60 or OFF (1-11 = 80/40; 101-111 = 60/60; 12 = switch off)</text:p>
          </table:table-cell>
          <table:table-cell office:value-type="string" table:style-name="ce2">
            <text:p>Orbit type</text:p>
          </table:table-cell>
          <table:table-cell office:value-type="string" table:style-name="ce2">
            <text:p>Nightside nadir observation number</text:p>
          </table:table-cell>
          <table:table-cell office:value-type="string" table:style-name="ce2">
            <text:p>Thermal orbit/nightside number</text:p>
          </table:table-cell>
          <table:table-cell office:value-type="string" table:style-name="ce2">
            <text:p>ESA orbit number</text:p>
          </table:table-cell>
          <table:table-cell office:value-type="string" table:style-name="ce2">
            <text:p>LNO+UVIS operating (YES = 1; NO = 0)</text:p>
          </table:table-cell>
          <table:table-cell office:value-type="string" table:style-name="ce2">
            <text:p>UVIS alone operating (YES = 1; NO = 0)</text:p>
          </table:table-cell>
          <table:table-cell office:value-type="string" table:style-name="ce2">
            <text:p>LNO alone operating (YES = 1; NO = 0)</text:p>
          </table:table-cell>
          <table:table-cell office:value-type="string" table:style-name="ce2">
            <text:p>SO+UVIS operating (YES = 1; NO = 0)</text:p>
          </table:table-cell>
          <table:table-cell office:value-type="string" table:style-name="ce2">
            <text:p>SO alone operating (YES = 1; NO = 0)</text:p>
          </table:table-cell>
          <table:table-cell office:value-type="string" table:style-name="ce2">
            <text:p>TC20 execution start time (UTC)</text:p>
          </table:table-cell>
          <table:table-cell office:value-type="string" table:style-name="ce2">
            <text:p>TC20 execution end time (UTC)</text:p>
          </table:table-cell>
          <table:table-cell office:value-type="string" table:style-name="ce2">
            <text:p>LNO start time (UTC)</text:p>
          </table:table-cell>
          <table:table-cell office:value-type="string" table:style-name="ce2">
            <text:p>LNO end time (UTC)</text:p>
          </table:table-cell>
          <table:table-cell office:value-type="string" table:style-name="ce2">
            <text:p>UVIS start time (UTC)</text:p>
          </table:table-cell>
          <table:table-cell office:value-type="string" table:style-name="ce2">
            <text:p>UVIS end time (UTC)</text:p>
          </table:table-cell>
          <table:table-cell office:value-type="string" table:style-name="ce2">
            <text:p>SubSC latitude (deg) @ TC20 execution start time (UTC)</text:p>
          </table:table-cell>
          <table:table-cell office:value-type="string" table:style-name="ce2">
            <text:p>SubSC longitude (deg) @ TC20 execution start time (UTC)</text:p>
          </table:table-cell>
          <table:table-cell office:value-type="string" table:style-name="ce2">
            <text:p>SubSC LST @ TC20 execution start time (h)</text:p>
          </table:table-cell>
          <table:table-cell office:value-type="string" table:style-name="ce2">
            <text:p>SubSC phase angle (deg) @ TC20 execution start time (UTC)</text:p>
          </table:table-cell>
          <table:table-cell office:value-type="string" table:style-name="ce2">
            <text:p>SubSC solar incidence angle (deg) @ TC20 execution start time (UTC)</text:p>
          </table:table-cell>
          <table:table-cell office:value-type="string" table:style-name="ce2">
            <text:p>SubSC emission angle (deg) @ TC20 execution start time (UTC)</text:p>
          </table:table-cell>
          <table:table-cell office:value-type="string" table:style-name="ce2">
            <text:p>SubSC latitude (deg) @ TC20 execution end time (UTC)</text:p>
          </table:table-cell>
          <table:table-cell office:value-type="string" table:style-name="ce2">
            <text:p>SubSC longitude (deg) @ TC20 execution end time (UTC)</text:p>
          </table:table-cell>
          <table:table-cell office:value-type="string" table:style-name="ce2">
            <text:p>SubSC LST @ TC20 execution end time (h)</text:p>
          </table:table-cell>
          <table:table-cell office:value-type="string" table:style-name="ce2">
            <text:p>SubSC phase angle (deg) @ TC20 execution end time (UTC)</text:p>
          </table:table-cell>
          <table:table-cell office:value-type="string" table:style-name="ce2">
            <text:p>SubSC solar incidence angle (deg) @ TC20 execution end time (UTC)</text:p>
          </table:table-cell>
          <table:table-cell office:value-type="string" table:style-name="ce2">
            <text:p>SubSC emission angle (deg) @ TC20 execution end time (UTC)</text:p>
          </table:table-cell>
          <table:table-cell office:value-type="string" table:style-name="ce2">
            <text:p>Beta angle (deg)</text:p>
          </table:table-cell>
          <table:table-cell office:value-type="string" table:style-name="ce2">
            <text:p>Solar longitude Ls (deg)</text:p>
          </table:table-cell>
          <table:table-cell office:value-type="string" table:style-name="ce2">
            <text:p>LNO+SINBAD data volume (Mbit)</text:p>
          </table:table-cell>
          <table:table-cell office:value-type="string" table:style-name="ce2">
            <text:p>UVIS+SINBAD data volume (Mbit)</text:p>
          </table:table-cell>
          <table:table-cell office:value-type="string" table:style-name="ce2">
            <text:p>LNO+UVIS+SINBAD data volume (Mbit)</text:p>
          </table:table-cell>
          <table:table-cell office:value-type="string" table:style-name="ce2">
            <text:p>TC20 SO_START_TIME</text:p>
          </table:table-cell>
          <table:table-cell office:value-type="string" table:style-name="ce2">
            <text:p>TC20 SO_START_SCIENCE_1</text:p>
          </table:table-cell>
          <table:table-cell office:value-type="string" table:style-name="ce2">
            <text:p>TC20 SO_START_SCIENCE_2</text:p>
          </table:table-cell>
          <table:table-cell office:value-type="string" table:style-name="ce2">
            <text:p>TC20 SO_DURATION_REFERENCE_1</text:p>
          </table:table-cell>
          <table:table-cell office:value-type="string" table:style-name="ce2">
            <text:p>TC20 SO_DURATION_REFERENCE_2</text:p>
          </table:table-cell>
          <table:table-cell office:value-type="string" table:style-name="ce2">
            <text:p>TC20 SO_DURATION_TIME</text:p>
          </table:table-cell>
          <table:table-cell office:value-type="string" table:style-name="ce2">
            <text:p>TC20 SO_COP_GENERAL</text:p>
          </table:table-cell>
          <table:table-cell office:value-type="string" table:style-name="ce2">
            <text:p>TC20 SO_COP_PRECOOLING</text:p>
          </table:table-cell>
          <table:table-cell office:value-type="string" table:style-name="ce2">
            <text:p>TC20 SO_COP_SCIENCE_1</text:p>
          </table:table-cell>
          <table:table-cell office:value-type="string" table:style-name="ce2">
            <text:p>TC20 SO_COP_SCIENCE_2</text:p>
          </table:table-cell>
          <table:table-cell office:value-type="string" table:style-name="ce2">
            <text:p>TC20 LNO_START_TIME</text:p>
          </table:table-cell>
          <table:table-cell office:value-type="string" table:style-name="ce2">
            <text:p>TC20 LNO_START_SCIENCE_1</text:p>
          </table:table-cell>
          <table:table-cell office:value-type="string" table:style-name="ce2">
            <text:p>TC20 LNO_START_SCIENCE_2</text:p>
          </table:table-cell>
          <table:table-cell office:value-type="string" table:style-name="ce2">
            <text:p>TC20 LNO_DURATION_REFERENCE_1</text:p>
          </table:table-cell>
          <table:table-cell office:value-type="string" table:style-name="ce2">
            <text:p>TC20 LNO_DURATION_REFERENCE_2</text:p>
          </table:table-cell>
          <table:table-cell office:value-type="string" table:style-name="ce2">
            <text:p>TC20 LNO_DURATION_TIME</text:p>
          </table:table-cell>
          <table:table-cell office:value-type="string" table:style-name="ce2">
            <text:p>TC20 LNO_COP_GENERAL</text:p>
          </table:table-cell>
          <table:table-cell office:value-type="string" table:style-name="ce2">
            <text:p>TC20 LNO_COP_PRECOOLING</text:p>
          </table:table-cell>
          <table:table-cell office:value-type="string" table:style-name="ce2">
            <text:p>TC20 LNO_COP_SCIENCE_1</text:p>
          </table:table-cell>
          <table:table-cell office:value-type="string" table:style-name="ce2">
            <text:p>TC20 LNO_COP_SCIENCE_2</text:p>
          </table:table-cell>
          <table:table-cell office:value-type="string" table:style-name="ce2">
            <text:p>TC20 UVIS_START_TIME</text:p>
          </table:table-cell>
          <table:table-cell office:value-type="string" table:style-name="ce2">
            <text:p>TC20 UVIS_DURATION_TIME</text:p>
          </table:table-cell>
          <table:table-cell office:value-type="string" table:style-name="ce2">
            <text:p>TC20 UVIS_COP_ROW</text:p>
          </table:table-cell>
          <table:table-cell office:value-type="string" table:style-name="ce2">
            <text:p>TC20 CHECKSUM</text:p>
          </table:table-cell>
          <table:table-cell office:value-type="string" table:style-name="ce2">
            <text:p>TC20 (HEX)</text:p>
          </table:table-cell>
          <table:table-cell office:value-type="string" table:style-name="ce3">
            <text:p>TC20 FIXED</text:p>
          </table:table-cell>
          <table:table-cell office:value-type="string" table:style-name="ce3">
            <text:p>TC20 PRECOOLING</text:p>
          </table:table-cell>
          <table:table-cell office:value-type="string" table:style-name="ce3">
            <text:p>TC20 SCI1</text:p>
          </table:table-cell>
          <table:table-cell office:value-type="string" table:style-name="ce3">
            <text:p>TC20 SCI2</text:p>
          </table:table-cell>
          <table:table-cell office:value-type="string" table:style-name="ce3">
            <text:p>LNO_OBSERVING (1=YES;0=NO)</text:p>
          </table:table-cell>
          <table:table-cell office:value-type="string" table:style-name="ce3">
            <text:p>OBSERVATION NUMBER</text:p>
          </table:table-cell>
          <table:table-cell office:value-type="string" table:style-name="ce3">
            <text:p>OBSERVATION TYPE</text:p>
          </table:table-cell>
          <table:table-cell office:value-type="string" table:style-name="ce3">
            <text:p>APPROX TC START TIME</text:p>
          </table:table-cell>
          <table:table-cell office:value-type="string" table:style-name="ce3">
            <text:p>COMMENTS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11069" table:style-name="ce2">
            <text:p>1106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7 04:30:55</text:p>
          </table:table-cell>
          <table:table-cell office:value-type="string" table:style-name="ce2">
            <text:p>2020 MAY 17 05:07:5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7 04:31:05</text:p>
          </table:table-cell>
          <table:table-cell office:value-type="string" table:style-name="ce2">
            <text:p>2020 MAY 17 05:07:49</text:p>
          </table:table-cell>
          <table:table-cell office:value-type="float" office:value="-38.972299999999997" table:style-name="ce2">
            <text:p>-38,9723</text:p>
          </table:table-cell>
          <table:table-cell office:value-type="float" office:value="-123.7946" table:style-name="ce2">
            <text:p>-123,7946</text:p>
          </table:table-cell>
          <table:table-cell office:value-type="float" office:value="21.206700000000001" table:style-name="ce2">
            <text:p>21,2067</text:p>
          </table:table-cell>
          <table:table-cell office:value-type="float" office:value="117.7328" table:style-name="ce2">
            <text:p>117,7328</text:p>
          </table:table-cell>
          <table:table-cell office:value-type="float" office:value="117.7328" table:style-name="ce2">
            <text:p>117,7328</text:p>
          </table:table-cell>
          <table:table-cell office:value-type="float" office:value="2.4841000000000001E-14" table:style-name="ce2">
            <text:p>2,4841E-14</text:p>
          </table:table-cell>
          <table:table-cell office:value-type="float" office:value="66.212299999999999" table:style-name="ce2">
            <text:p>66,2123</text:p>
          </table:table-cell>
          <table:table-cell office:value-type="float" office:value="-81.366699999999994" table:style-name="ce2">
            <text:p>-81,3667</text:p>
          </table:table-cell>
          <table:table-cell office:value-type="float" office:value="0.63388999999999995" table:style-name="ce2">
            <text:p>0,63389</text:p>
          </table:table-cell>
          <table:table-cell office:value-type="float" office:value="122.5299" table:style-name="ce2">
            <text:p>122,5299</text:p>
          </table:table-cell>
          <table:table-cell office:value-type="float" office:value="122.5299" table:style-name="ce2">
            <text:p>122,5299</text:p>
          </table:table-cell>
          <table:table-cell office:value-type="float" office:value="1.4229E-14" table:style-name="ce2">
            <text:p>1,4229E-14</text:p>
          </table:table-cell>
          <table:table-cell office:value-type="float" office:value="24.788599999999999" table:style-name="ce2">
            <text:p>24,7886</text:p>
          </table:table-cell>
          <table:table-cell office:value-type="float" office:value="202.44220000000001" table:style-name="ce2">
            <text:p>202,4422</text:p>
          </table:table-cell>
          <table:table-cell office:value-type="string" table:style-name="ce2">
            <text:p>N/A</text:p>
          </table:table-cell>
          <table:table-cell office:value-type="float" office:value="334.43990000000002" table:style-name="ce2">
            <text:p>334,4399</text:p>
          </table:table-cell>
          <table:table-cell office:value-type="float" office:value="334.43990000000002" table:style-name="ce2">
            <text:p>334,43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04" table:style-name="ce2">
            <text:p>2204</text:p>
          </table:table-cell>
          <table:table-cell office:value-type="float" office:value="76" table:style-name="ce2">
            <text:p>76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1400002C0000000000000000000000000000000000000000000000000000000000000000000A089C004C013A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17 04:20:52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11081" table:style-name="ce2">
            <text:p>1108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8 04:06:22</text:p>
          </table:table-cell>
          <table:table-cell office:value-type="string" table:style-name="ce2">
            <text:p>2020 MAY 18 04:43: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8 04:06:32</text:p>
          </table:table-cell>
          <table:table-cell office:value-type="string" table:style-name="ce2">
            <text:p>2020 MAY 18 04:43:16</text:p>
          </table:table-cell>
          <table:table-cell office:value-type="float" office:value="-37.459099999999999" table:style-name="ce2">
            <text:p>-37,4591</text:p>
          </table:table-cell>
          <table:table-cell office:value-type="float" office:value="-110.71429999999999" table:style-name="ce2">
            <text:p>-110,7143</text:p>
          </table:table-cell>
          <table:table-cell office:value-type="float" office:value="21.036100000000001" table:style-name="ce2">
            <text:p>21,0361</text:p>
          </table:table-cell>
          <table:table-cell office:value-type="float" office:value="117.0112" table:style-name="ce2">
            <text:p>117,0112</text:p>
          </table:table-cell>
          <table:table-cell office:value-type="float" office:value="117.0112" table:style-name="ce2">
            <text:p>117,0112</text:p>
          </table:table-cell>
          <table:table-cell office:value-type="float" office:value="6.1096E-14" table:style-name="ce2">
            <text:p>6,1096E-14</text:p>
          </table:table-cell>
          <table:table-cell office:value-type="float" office:value="67.391099999999994" table:style-name="ce2">
            <text:p>67,3911</text:p>
          </table:table-cell>
          <table:table-cell office:value-type="float" office:value="-66.297499999999999" table:style-name="ce2">
            <text:p>-66,2975</text:p>
          </table:table-cell>
          <table:table-cell office:value-type="float" office:value="0.59611000000000003" table:style-name="ce2">
            <text:p>0,59611</text:p>
          </table:table-cell>
          <table:table-cell office:value-type="float" office:value="121.6563" table:style-name="ce2">
            <text:p>121,6563</text:p>
          </table:table-cell>
          <table:table-cell office:value-type="float" office:value="121.6563" table:style-name="ce2">
            <text:p>121,6563</text:p>
          </table:table-cell>
          <table:table-cell office:value-type="float" office:value="2.2769000000000001E-14" table:style-name="ce2">
            <text:p>2,2769E-14</text:p>
          </table:table-cell>
          <table:table-cell office:value-type="float" office:value="27.6523" table:style-name="ce2">
            <text:p>27,6523</text:p>
          </table:table-cell>
          <table:table-cell office:value-type="float" office:value="203.0309" table:style-name="ce2">
            <text:p>203,0309</text:p>
          </table:table-cell>
          <table:table-cell office:value-type="string" table:style-name="ce2">
            <text:p>N/A</text:p>
          </table:table-cell>
          <table:table-cell office:value-type="float" office:value="334.43990000000002" table:style-name="ce2">
            <text:p>334,4399</text:p>
          </table:table-cell>
          <table:table-cell office:value-type="float" office:value="334.43990000000002" table:style-name="ce2">
            <text:p>334,43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04" table:style-name="ce2">
            <text:p>2204</text:p>
          </table:table-cell>
          <table:table-cell office:value-type="float" office:value="76" table:style-name="ce2">
            <text:p>76</text:p>
          </table:table-cell>
          <table:table-cell office:value-type="float" office:value="314" table:style-name="ce2">
            <text:p>314</text:p>
          </table:table-cell>
          <table:table-cell office:value-type="string" table:style-name="ce2">
            <text:p>1400002C0000000000000000000000000000000000000000000000000000000000000000000A089C004C013A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18 03:56:19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33" table:style-name="ce2">
            <text:p>33</text:p>
          </table:table-cell>
          <table:table-cell office:value-type="float" office:value="11094" table:style-name="ce2">
            <text:p>1109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19 05:39:42</text:p>
          </table:table-cell>
          <table:table-cell office:value-type="string" table:style-name="ce2">
            <text:p>2020 MAY 19 06:16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19 05:39:52</text:p>
          </table:table-cell>
          <table:table-cell office:value-type="string" table:style-name="ce2">
            <text:p>2020 MAY 19 06:16:39</text:p>
          </table:table-cell>
          <table:table-cell office:value-type="float" office:value="-35.782600000000002" table:style-name="ce2">
            <text:p>-35,7826</text:p>
          </table:table-cell>
          <table:table-cell office:value-type="float" office:value="-126.4999" table:style-name="ce2">
            <text:p>-126,4999</text:p>
          </table:table-cell>
          <table:table-cell office:value-type="float" office:value="20.853100000000001" table:style-name="ce2">
            <text:p>20,8531</text:p>
          </table:table-cell>
          <table:table-cell office:value-type="float" office:value="116.1125" table:style-name="ce2">
            <text:p>116,1125</text:p>
          </table:table-cell>
          <table:table-cell office:value-type="float" office:value="116.1125" table:style-name="ce2">
            <text:p>116,1125</text:p>
          </table:table-cell>
          <table:table-cell office:value-type="float" office:value="2.2934999999999999E-14" table:style-name="ce2">
            <text:p>2,2935E-14</text:p>
          </table:table-cell>
          <table:table-cell office:value-type="float" office:value="68.703400000000002" table:style-name="ce2">
            <text:p>68,7034</text:p>
          </table:table-cell>
          <table:table-cell office:value-type="float" office:value="-79.210800000000006" table:style-name="ce2">
            <text:p>-79,2108</text:p>
          </table:table-cell>
          <table:table-cell office:value-type="float" office:value="0.60528000000000004" table:style-name="ce2">
            <text:p>0,60528</text:p>
          </table:table-cell>
          <table:table-cell office:value-type="float" office:value="120.6199" table:style-name="ce2">
            <text:p>120,6199</text:p>
          </table:table-cell>
          <table:table-cell office:value-type="float" office:value="120.6199" table:style-name="ce2">
            <text:p>120,6199</text:p>
          </table:table-cell>
          <table:table-cell office:value-type="float" office:value="1.4422999999999999E-14" table:style-name="ce2">
            <text:p>1,4423E-14</text:p>
          </table:table-cell>
          <table:table-cell office:value-type="float" office:value="30.698499999999999" table:style-name="ce2">
            <text:p>30,6985</text:p>
          </table:table-cell>
          <table:table-cell office:value-type="float" office:value="203.6696" table:style-name="ce2">
            <text:p>203,6696</text:p>
          </table:table-cell>
          <table:table-cell office:value-type="string" table:style-name="ce2">
            <text:p>N/A</text:p>
          </table:table-cell>
          <table:table-cell office:value-type="float" office:value="334.89510000000001" table:style-name="ce2">
            <text:p>334,8951</text:p>
          </table:table-cell>
          <table:table-cell office:value-type="float" office:value="334.89510000000001" table:style-name="ce2">
            <text:p>334,89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07" table:style-name="ce2">
            <text:p>2207</text:p>
          </table:table-cell>
          <table:table-cell office:value-type="float" office:value="76" table:style-name="ce2">
            <text:p>76</text:p>
          </table:table-cell>
          <table:table-cell office:value-type="float" office:value="317" table:style-name="ce2">
            <text:p>317</text:p>
          </table:table-cell>
          <table:table-cell office:value-type="string" table:style-name="ce2">
            <text:p>1400002C0000000000000000000000000000000000000000000000000000000000000000000A089F004C013D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19 05:29:40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46" table:style-name="ce2">
            <text:p>46</text:p>
          </table:table-cell>
          <table:table-cell office:value-type="float" office:value="11107" table:style-name="ce2">
            <text:p>1110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07:13:08</text:p>
          </table:table-cell>
          <table:table-cell office:value-type="string" table:style-name="ce2">
            <text:p>2020 MAY 20 07:50:0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0 07:13:18</text:p>
          </table:table-cell>
          <table:table-cell office:value-type="string" table:style-name="ce2">
            <text:p>2020 MAY 20 07:50:07</text:p>
          </table:table-cell>
          <table:table-cell office:value-type="float" office:value="-33.845599999999997" table:style-name="ce2">
            <text:p>-33,8456</text:p>
          </table:table-cell>
          <table:table-cell office:value-type="float" office:value="-142.26349999999999" table:style-name="ce2">
            <text:p>-142,2635</text:p>
          </table:table-cell>
          <table:table-cell office:value-type="float" office:value="20.673100000000002" table:style-name="ce2">
            <text:p>20,6731</text:p>
          </table:table-cell>
          <table:table-cell office:value-type="float" office:value="115.2332" table:style-name="ce2">
            <text:p>115,2332</text:p>
          </table:table-cell>
          <table:table-cell office:value-type="float" office:value="115.2332" table:style-name="ce2">
            <text:p>115,2332</text:p>
          </table:table-cell>
          <table:table-cell office:value-type="float" office:value="5.1284999999999999E-14" table:style-name="ce2">
            <text:p>5,1285E-14</text:p>
          </table:table-cell>
          <table:table-cell office:value-type="float" office:value="70.043599999999998" table:style-name="ce2">
            <text:p>70,0436</text:p>
          </table:table-cell>
          <table:table-cell office:value-type="float" office:value="-91.299099999999996" table:style-name="ce2">
            <text:p>-91,2991</text:p>
          </table:table-cell>
          <table:table-cell office:value-type="float" office:value="0.67083000000000004" table:style-name="ce2">
            <text:p>0,67083</text:p>
          </table:table-cell>
          <table:table-cell office:value-type="float" office:value="119.50279999999999" table:style-name="ce2">
            <text:p>119,5028</text:p>
          </table:table-cell>
          <table:table-cell office:value-type="float" office:value="119.50279999999999" table:style-name="ce2">
            <text:p>119,5028</text:p>
          </table:table-cell>
          <table:table-cell office:value-type="float" office:value="3.1902E-15" table:style-name="ce2">
            <text:p>3,1902E-15</text:p>
          </table:table-cell>
          <table:table-cell office:value-type="float" office:value="33.702599999999997" table:style-name="ce2">
            <text:p>33,7026</text:p>
          </table:table-cell>
          <table:table-cell office:value-type="float" office:value="204.3092" table:style-name="ce2">
            <text:p>204,3092</text:p>
          </table:table-cell>
          <table:table-cell office:value-type="string" table:style-name="ce2">
            <text:p>N/A</text:p>
          </table:table-cell>
          <table:table-cell office:value-type="float" office:value="335.1986" table:style-name="ce2">
            <text:p>335,1986</text:p>
          </table:table-cell>
          <table:table-cell office:value-type="float" office:value="335.1986" table:style-name="ce2">
            <text:p>335,19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09" table:style-name="ce2">
            <text:p>2209</text:p>
          </table:table-cell>
          <table:table-cell office:value-type="float" office:value="76" table:style-name="ce2">
            <text:p>76</text:p>
          </table:table-cell>
          <table:table-cell office:value-type="float" office:value="319" table:style-name="ce2">
            <text:p>319</text:p>
          </table:table-cell>
          <table:table-cell office:value-type="string" table:style-name="ce2">
            <text:p>1400002C0000000000000000000000000000000000000000000000000000000000000000000A08A1004C013F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20 07:03:05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47" table:style-name="ce2">
            <text:p>47</text:p>
          </table:table-cell>
          <table:table-cell office:value-type="float" office:value="5" table:style-name="ce2">
            <text:p>5</text:p>
          </table:table-cell>
          <table:table-cell office:value-type="float" office:value="52" table:style-name="ce2">
            <text:p>52</text:p>
          </table:table-cell>
          <table:table-cell office:value-type="float" office:value="11113" table:style-name="ce2">
            <text:p>1111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0 19:00:54</text:p>
          </table:table-cell>
          <table:table-cell office:value-type="string" table:style-name="ce2">
            <text:p>2020 MAY 20 19:39:56</text:p>
          </table:table-cell>
          <table:table-cell office:value-type="string" table:style-name="ce2">
            <text:p>2020 MAY 20 19:01:04</text:p>
          </table:table-cell>
          <table:table-cell office:value-type="string" table:style-name="ce2">
            <text:p>2020 MAY 20 19:39:49</text:p>
          </table:table-cell>
          <table:table-cell office:value-type="string" table:style-name="ce2">
            <text:p>2020 MAY 20 19:01:04</text:p>
          </table:table-cell>
          <table:table-cell office:value-type="string" table:style-name="ce2">
            <text:p>2020 MAY 20 19:39:55</text:p>
          </table:table-cell>
          <table:table-cell office:value-type="float" office:value="-32.895499999999998" table:style-name="ce2">
            <text:p>-32,8955</text:p>
          </table:table-cell>
          <table:table-cell office:value-type="float" office:value="44.307899999999997" table:style-name="ce2">
            <text:p>44,3079</text:p>
          </table:table-cell>
          <table:table-cell office:value-type="float" office:value="20.590599999999998" table:style-name="ce2">
            <text:p>20,5906</text:p>
          </table:table-cell>
          <table:table-cell office:value-type="float" office:value="114.80629999999999" table:style-name="ce2">
            <text:p>114,8063</text:p>
          </table:table-cell>
          <table:table-cell office:value-type="float" office:value="114.80629999999999" table:style-name="ce2">
            <text:p>114,8063</text:p>
          </table:table-cell>
          <table:table-cell office:value-type="float" office:value="5.0087000000000002E-14" table:style-name="ce2">
            <text:p>5,0087E-14</text:p>
          </table:table-cell>
          <table:table-cell office:value-type="float" office:value="73.622399999999999" table:style-name="ce2">
            <text:p>73,6224</text:p>
          </table:table-cell>
          <table:table-cell office:value-type="float" office:value="114.5224" table:style-name="ce2">
            <text:p>114,5224</text:p>
          </table:table-cell>
          <table:table-cell office:value-type="float" office:value="1.9044000000000001" table:style-name="ce2">
            <text:p>1,9044</text:p>
          </table:table-cell>
          <table:table-cell office:value-type="float" office:value="114.2932" table:style-name="ce2">
            <text:p>114,2932</text:p>
          </table:table-cell>
          <table:table-cell office:value-type="float" office:value="114.2932" table:style-name="ce2">
            <text:p>114,2932</text:p>
          </table:table-cell>
          <table:table-cell office:value-type="float" office:value="1.7780000000000001E-14" table:style-name="ce2">
            <text:p>1,778E-14</text:p>
          </table:table-cell>
          <table:table-cell office:value-type="float" office:value="35.072000000000003" table:style-name="ce2">
            <text:p>35,072</text:p>
          </table:table-cell>
          <table:table-cell office:value-type="float" office:value="204.60470000000001" table:style-name="ce2">
            <text:p>204,6047</text:p>
          </table:table-cell>
          <table:table-cell office:value-type="float" office:value="12.168200000000001" table:style-name="ce2">
            <text:p>12,1682</text:p>
          </table:table-cell>
          <table:table-cell office:value-type="float" office:value="353.7054" table:style-name="ce2">
            <text:p>353,7054</text:p>
          </table:table-cell>
          <table:table-cell office:value-type="float" office:value="364.60930000000002" table:style-name="ce2">
            <text:p>364,609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40" table:style-name="ce2">
            <text:p>640</text:p>
          </table:table-cell>
          <table:table-cell office:value-type="float" office:value="1480" table:style-name="ce2">
            <text:p>148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325" table:style-name="ce2">
            <text:p>232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29" table:style-name="ce2">
            <text:p>629</text:p>
          </table:table-cell>
          <table:table-cell office:value-type="float" office:value="629" table:style-name="ce2">
            <text:p>629</text:p>
          </table:table-cell>
          <table:table-cell office:value-type="float" office:value="10" table:style-name="ce2">
            <text:p>10</text:p>
          </table:table-cell>
          <table:table-cell office:value-type="float" office:value="2331" table:style-name="ce2">
            <text:p>2331</text:p>
          </table:table-cell>
          <table:table-cell office:value-type="float" office:value="76" table:style-name="ce2">
            <text:p>76</text:p>
          </table:table-cell>
          <table:table-cell office:value-type="float" office:value="860" table:style-name="ce2">
            <text:p>860</text:p>
          </table:table-cell>
          <table:table-cell office:value-type="string" table:style-name="ce2">
            <text:p>1400002C00000000000000000000000000000000000A028005C81E1E0915000102750275000A091B004C035C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644" table:style-name="ce3">
            <text:p>1644</text:p>
          </table:table-cell>
          <table:table-cell office:value-type="float" office:value="1644" table:style-name="ce3">
            <text:p>1644</text:p>
          </table:table-cell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20 18:50:51</text:p>
          </table:table-cell>
          <table:table-cell office:value-type="string" table:style-name="ce3">
            <text:p>LNO ON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6" table:style-name="ce2">
            <text:p>6</text:p>
          </table:table-cell>
          <table:table-cell office:value-type="float" office:value="58" table:style-name="ce2">
            <text:p>58</text:p>
          </table:table-cell>
          <table:table-cell office:value-type="float" office:value="11119" table:style-name="ce2">
            <text:p>1111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1 06:48:40</text:p>
          </table:table-cell>
          <table:table-cell office:value-type="string" table:style-name="ce2">
            <text:p>2020 MAY 21 07:25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1 06:48:50</text:p>
          </table:table-cell>
          <table:table-cell office:value-type="string" table:style-name="ce2">
            <text:p>2020 MAY 21 07:25:39</text:p>
          </table:table-cell>
          <table:table-cell office:value-type="float" office:value="-31.962700000000002" table:style-name="ce2">
            <text:p>-31,9627</text:p>
          </table:table-cell>
          <table:table-cell office:value-type="float" office:value="-129.12260000000001" table:style-name="ce2">
            <text:p>-129,1226</text:p>
          </table:table-cell>
          <table:table-cell office:value-type="float" office:value="20.5078" table:style-name="ce2">
            <text:p>20,5078</text:p>
          </table:table-cell>
          <table:table-cell office:value-type="float" office:value="114.3327" table:style-name="ce2">
            <text:p>114,3327</text:p>
          </table:table-cell>
          <table:table-cell office:value-type="float" office:value="114.3327" table:style-name="ce2">
            <text:p>114,3327</text:p>
          </table:table-cell>
          <table:table-cell office:value-type="float" office:value="5.5455000000000002E-14" table:style-name="ce2">
            <text:p>5,5455E-14</text:p>
          </table:table-cell>
          <table:table-cell office:value-type="float" office:value="71.235699999999994" table:style-name="ce2">
            <text:p>71,2357</text:p>
          </table:table-cell>
          <table:table-cell office:value-type="float" office:value="-74.159899999999993" table:style-name="ce2">
            <text:p>-74,1599</text:p>
          </table:table-cell>
          <table:table-cell office:value-type="float" office:value="0.77193999999999996" table:style-name="ce2">
            <text:p>0,77194</text:p>
          </table:table-cell>
          <table:table-cell office:value-type="float" office:value="118.4752" table:style-name="ce2">
            <text:p>118,4752</text:p>
          </table:table-cell>
          <table:table-cell office:value-type="float" office:value="118.4752" table:style-name="ce2">
            <text:p>118,4752</text:p>
          </table:table-cell>
          <table:table-cell office:value-type="float" office:value="6.4105999999999997E-15" table:style-name="ce2">
            <text:p>6,4106E-15</text:p>
          </table:table-cell>
          <table:table-cell office:value-type="float" office:value="36.4358" table:style-name="ce2">
            <text:p>36,4358</text:p>
          </table:table-cell>
          <table:table-cell office:value-type="float" office:value="204.90039999999999" table:style-name="ce2">
            <text:p>204,9004</text:p>
          </table:table-cell>
          <table:table-cell office:value-type="string" table:style-name="ce2">
            <text:p>N/A</text:p>
          </table:table-cell>
          <table:table-cell office:value-type="float" office:value="335.1986" table:style-name="ce2">
            <text:p>335,1986</text:p>
          </table:table-cell>
          <table:table-cell office:value-type="float" office:value="335.1986" table:style-name="ce2">
            <text:p>335,198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09" table:style-name="ce2">
            <text:p>2209</text:p>
          </table:table-cell>
          <table:table-cell office:value-type="float" office:value="76" table:style-name="ce2">
            <text:p>76</text:p>
          </table:table-cell>
          <table:table-cell office:value-type="float" office:value="319" table:style-name="ce2">
            <text:p>319</text:p>
          </table:table-cell>
          <table:table-cell office:value-type="string" table:style-name="ce2">
            <text:p>1400002C0000000000000000000000000000000000000000000000000000000000000000000A08A1004C013F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21 06:38:37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88" table:style-name="ce2">
            <text:p>88</text:p>
          </table:table-cell>
          <table:table-cell office:value-type="float" office:value="11149" table:style-name="ce2">
            <text:p>1114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3 17:47:52</text:p>
          </table:table-cell>
          <table:table-cell office:value-type="string" table:style-name="ce2">
            <text:p>2020 MAY 23 18:24:5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3 17:48:02</text:p>
          </table:table-cell>
          <table:table-cell office:value-type="string" table:style-name="ce2">
            <text:p>2020 MAY 23 18:24:52</text:p>
          </table:table-cell>
          <table:table-cell office:value-type="float" office:value="-26.351299999999998" table:style-name="ce2">
            <text:p>-26,3513</text:p>
          </table:table-cell>
          <table:table-cell office:value-type="float" office:value="83.788799999999995" table:style-name="ce2">
            <text:p>83,7888</text:p>
          </table:table-cell>
          <table:table-cell office:value-type="float" office:value="20.1036" table:style-name="ce2">
            <text:p>20,1036</text:p>
          </table:table-cell>
          <table:table-cell office:value-type="float" office:value="111.999" table:style-name="ce2">
            <text:p>111,999</text:p>
          </table:table-cell>
          <table:table-cell office:value-type="float" office:value="111.999" table:style-name="ce2">
            <text:p>111,999</text:p>
          </table:table-cell>
          <table:table-cell office:value-type="float" office:value="1.1467999999999999E-14" table:style-name="ce2">
            <text:p>1,1468E-14</text:p>
          </table:table-cell>
          <table:table-cell office:value-type="float" office:value="73.866500000000002" table:style-name="ce2">
            <text:p>73,8665</text:p>
          </table:table-cell>
          <table:table-cell office:value-type="float" office:value="154.4837" table:style-name="ce2">
            <text:p>154,4837</text:p>
          </table:table-cell>
          <table:table-cell office:value-type="float" office:value="1.4169" table:style-name="ce2">
            <text:p>1,4169</text:p>
          </table:table-cell>
          <table:table-cell office:value-type="float" office:value="115.6917" table:style-name="ce2">
            <text:p>115,6917</text:p>
          </table:table-cell>
          <table:table-cell office:value-type="float" office:value="115.6917" table:style-name="ce2">
            <text:p>115,6917</text:p>
          </table:table-cell>
          <table:table-cell office:value-type="float" office:value="4.2819999999999998E-15" table:style-name="ce2">
            <text:p>4,282E-15</text:p>
          </table:table-cell>
          <table:table-cell office:value-type="float" office:value="43.004300000000001" table:style-name="ce2">
            <text:p>43,0043</text:p>
          </table:table-cell>
          <table:table-cell office:value-type="float" office:value="206.38210000000001" table:style-name="ce2">
            <text:p>206,3821</text:p>
          </table:table-cell>
          <table:table-cell office:value-type="string" table:style-name="ce2">
            <text:p>N/A</text:p>
          </table:table-cell>
          <table:table-cell office:value-type="float" office:value="335.3503" table:style-name="ce2">
            <text:p>335,3503</text:p>
          </table:table-cell>
          <table:table-cell office:value-type="float" office:value="335.3503" table:style-name="ce2">
            <text:p>335,35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10" table:style-name="ce2">
            <text:p>2210</text:p>
          </table:table-cell>
          <table:table-cell office:value-type="float" office:value="76" table:style-name="ce2">
            <text:p>76</text:p>
          </table:table-cell>
          <table:table-cell office:value-type="float" office:value="320" table:style-name="ce2">
            <text:p>320</text:p>
          </table:table-cell>
          <table:table-cell office:value-type="string" table:style-name="ce2">
            <text:p>1400002C0000000000000000000000000000000000000000000000000000000000000000000A08A2004C0140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88" table:style-name="ce3">
            <text:p>88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23 17:37:50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112" table:style-name="ce2">
            <text:p>112</text:p>
          </table:table-cell>
          <table:table-cell office:value-type="float" office:value="11173" table:style-name="ce2">
            <text:p>1117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5 16:59:35</text:p>
          </table:table-cell>
          <table:table-cell office:value-type="string" table:style-name="ce2">
            <text:p>2020 MAY 25 17:36:4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5 16:59:45</text:p>
          </table:table-cell>
          <table:table-cell office:value-type="string" table:style-name="ce2">
            <text:p>2020 MAY 25 17:36:39</text:p>
          </table:table-cell>
          <table:table-cell office:value-type="float" office:value="-20.718599999999999" table:style-name="ce2">
            <text:p>-20,7186</text:p>
          </table:table-cell>
          <table:table-cell office:value-type="float" office:value="110.2347" table:style-name="ce2">
            <text:p>110,2347</text:p>
          </table:table-cell>
          <table:table-cell office:value-type="float" office:value="19.793299999999999" table:style-name="ce2">
            <text:p>19,7933</text:p>
          </table:table-cell>
          <table:table-cell office:value-type="float" office:value="110.1095" table:style-name="ce2">
            <text:p>110,1095</text:p>
          </table:table-cell>
          <table:table-cell office:value-type="float" office:value="110.1095" table:style-name="ce2">
            <text:p>110,1095</text:p>
          </table:table-cell>
          <table:table-cell office:value-type="float" office:value="4.0730999999999997E-14" table:style-name="ce2">
            <text:p>4,0731E-14</text:p>
          </table:table-cell>
          <table:table-cell office:value-type="float" office:value="74.555700000000002" table:style-name="ce2">
            <text:p>74,5557</text:p>
          </table:table-cell>
          <table:table-cell office:value-type="float" office:value="-159.13460000000001" table:style-name="ce2">
            <text:p>-159,1346</text:p>
          </table:table-cell>
          <table:table-cell office:value-type="float" office:value="2.4369000000000001" table:style-name="ce2">
            <text:p>2,4369</text:p>
          </table:table-cell>
          <table:table-cell office:value-type="float" office:value="113.4299" table:style-name="ce2">
            <text:p>113,4299</text:p>
          </table:table-cell>
          <table:table-cell office:value-type="float" office:value="113.4299" table:style-name="ce2">
            <text:p>113,4299</text:p>
          </table:table-cell>
          <table:table-cell office:value-type="float" office:value="1.4312000000000001E-14" table:style-name="ce2">
            <text:p>1,4312E-14</text:p>
          </table:table-cell>
          <table:table-cell office:value-type="float" office:value="47.870600000000003" table:style-name="ce2">
            <text:p>47,8706</text:p>
          </table:table-cell>
          <table:table-cell office:value-type="float" office:value="207.571" table:style-name="ce2">
            <text:p>207,571</text:p>
          </table:table-cell>
          <table:table-cell office:value-type="string" table:style-name="ce2">
            <text:p>N/A</text:p>
          </table:table-cell>
          <table:table-cell office:value-type="float" office:value="335.95729999999998" table:style-name="ce2">
            <text:p>335,9573</text:p>
          </table:table-cell>
          <table:table-cell office:value-type="float" office:value="335.95729999999998" table:style-name="ce2">
            <text:p>335,957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14" table:style-name="ce2">
            <text:p>2214</text:p>
          </table:table-cell>
          <table:table-cell office:value-type="float" office:value="76" table:style-name="ce2">
            <text:p>76</text:p>
          </table:table-cell>
          <table:table-cell office:value-type="float" office:value="324" table:style-name="ce2">
            <text:p>324</text:p>
          </table:table-cell>
          <table:table-cell office:value-type="string" table:style-name="ce2">
            <text:p>1400002C0000000000000000000000000000000000000000000000000000000000000000000A08A6004C014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12" table:style-name="ce3">
            <text:p>112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25 16:49:32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137" table:style-name="ce2">
            <text:p>137</text:p>
          </table:table-cell>
          <table:table-cell office:value-type="float" office:value="11198" table:style-name="ce2">
            <text:p>1119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7 18:09:41</text:p>
          </table:table-cell>
          <table:table-cell office:value-type="string" table:style-name="ce2">
            <text:p>2020 MAY 27 18:46:4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7 18:09:51</text:p>
          </table:table-cell>
          <table:table-cell office:value-type="string" table:style-name="ce2">
            <text:p>2020 MAY 27 18:46:48</text:p>
          </table:table-cell>
          <table:table-cell office:value-type="float" office:value="-13.567600000000001" table:style-name="ce2">
            <text:p>-13,5676</text:p>
          </table:table-cell>
          <table:table-cell office:value-type="float" office:value="107.95480000000001" table:style-name="ce2">
            <text:p>107,9548</text:p>
          </table:table-cell>
          <table:table-cell office:value-type="float" office:value="19.4878" table:style-name="ce2">
            <text:p>19,4878</text:p>
          </table:table-cell>
          <table:table-cell office:value-type="float" office:value="108.1991" table:style-name="ce2">
            <text:p>108,1991</text:p>
          </table:table-cell>
          <table:table-cell office:value-type="float" office:value="108.1991" table:style-name="ce2">
            <text:p>108,1991</text:p>
          </table:table-cell>
          <table:table-cell office:value-type="float" office:value="1.4312000000000001E-14" table:style-name="ce2">
            <text:p>1,4312E-14</text:p>
          </table:table-cell>
          <table:table-cell office:value-type="float" office:value="72.469200000000001" table:style-name="ce2">
            <text:p>72,4692</text:p>
          </table:table-cell>
          <table:table-cell office:value-type="float" office:value="-138.06549999999999" table:style-name="ce2">
            <text:p>-138,0655</text:p>
          </table:table-cell>
          <table:table-cell office:value-type="float" office:value="3.6886000000000001" table:style-name="ce2">
            <text:p>3,6886</text:p>
          </table:table-cell>
          <table:table-cell office:value-type="float" office:value="111.2154" table:style-name="ce2">
            <text:p>111,2154</text:p>
          </table:table-cell>
          <table:table-cell office:value-type="float" office:value="111.2154" table:style-name="ce2">
            <text:p>111,2154</text:p>
          </table:table-cell>
          <table:table-cell office:value-type="float" office:value="1.5002999999999999E-14" table:style-name="ce2">
            <text:p>1,5003E-14</text:p>
          </table:table-cell>
          <table:table-cell office:value-type="float" office:value="52.4649" table:style-name="ce2">
            <text:p>52,4649</text:p>
          </table:table-cell>
          <table:table-cell office:value-type="float" office:value="208.81270000000001" table:style-name="ce2">
            <text:p>208,8127</text:p>
          </table:table-cell>
          <table:table-cell office:value-type="string" table:style-name="ce2">
            <text:p>N/A</text:p>
          </table:table-cell>
          <table:table-cell office:value-type="float" office:value="336.41250000000002" table:style-name="ce2">
            <text:p>336,4125</text:p>
          </table:table-cell>
          <table:table-cell office:value-type="float" office:value="336.41250000000002" table:style-name="ce2">
            <text:p>336,41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17" table:style-name="ce2">
            <text:p>2217</text:p>
          </table:table-cell>
          <table:table-cell office:value-type="float" office:value="76" table:style-name="ce2">
            <text:p>76</text:p>
          </table:table-cell>
          <table:table-cell office:value-type="float" office:value="327" table:style-name="ce2">
            <text:p>327</text:p>
          </table:table-cell>
          <table:table-cell office:value-type="string" table:style-name="ce2">
            <text:p>1400002C0000000000000000000000000000000000000000000000000000000000000000000A08A9004C0147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37" table:style-name="ce3">
            <text:p>137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27 17:59:38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159" table:style-name="ce2">
            <text:p>159</text:p>
          </table:table-cell>
          <table:table-cell office:value-type="float" office:value="11220" table:style-name="ce2">
            <text:p>112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29 13:26:07</text:p>
          </table:table-cell>
          <table:table-cell office:value-type="string" table:style-name="ce2">
            <text:p>2020 MAY 29 14:03:2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29 13:26:17</text:p>
          </table:table-cell>
          <table:table-cell office:value-type="string" table:style-name="ce2">
            <text:p>2020 MAY 29 14:03:23</text:p>
          </table:table-cell>
          <table:table-cell office:value-type="float" office:value="-5.9272" table:style-name="ce2">
            <text:p>-5,9272</text:p>
          </table:table-cell>
          <table:table-cell office:value-type="float" office:value="-167.45920000000001" table:style-name="ce2">
            <text:p>-167,4592</text:p>
          </table:table-cell>
          <table:table-cell office:value-type="float" office:value="19.236699999999999" table:style-name="ce2">
            <text:p>19,2367</text:p>
          </table:table-cell>
          <table:table-cell office:value-type="float" office:value="106.6776" table:style-name="ce2">
            <text:p>106,6776</text:p>
          </table:table-cell>
          <table:table-cell office:value-type="float" office:value="106.6776" table:style-name="ce2">
            <text:p>106,6776</text:p>
          </table:table-cell>
          <table:table-cell office:value-type="float" office:value="1.0183E-14" table:style-name="ce2">
            <text:p>1,0183E-14</text:p>
          </table:table-cell>
          <table:table-cell office:value-type="float" office:value="67.459900000000005" table:style-name="ce2">
            <text:p>67,4599</text:p>
          </table:table-cell>
          <table:table-cell office:value-type="float" office:value="-36.794499999999999" table:style-name="ce2">
            <text:p>-36,7945</text:p>
          </table:table-cell>
          <table:table-cell office:value-type="float" office:value="4.5522" table:style-name="ce2">
            <text:p>4,5522</text:p>
          </table:table-cell>
          <table:table-cell office:value-type="float" office:value="109.4937" table:style-name="ce2">
            <text:p>109,4937</text:p>
          </table:table-cell>
          <table:table-cell office:value-type="float" office:value="109.4937" table:style-name="ce2">
            <text:p>109,4937</text:p>
          </table:table-cell>
          <table:table-cell office:value-type="float" office:value="4.2701E-14" table:style-name="ce2">
            <text:p>4,2701E-14</text:p>
          </table:table-cell>
          <table:table-cell office:value-type="float" office:value="55.884900000000002" table:style-name="ce2">
            <text:p>55,8849</text:p>
          </table:table-cell>
          <table:table-cell office:value-type="float" office:value="209.90819999999999" table:style-name="ce2">
            <text:p>209,9082</text:p>
          </table:table-cell>
          <table:table-cell office:value-type="string" table:style-name="ce2">
            <text:p>N/A</text:p>
          </table:table-cell>
          <table:table-cell office:value-type="float" office:value="337.77820000000003" table:style-name="ce2">
            <text:p>337,7782</text:p>
          </table:table-cell>
          <table:table-cell office:value-type="float" office:value="337.77820000000003" table:style-name="ce2">
            <text:p>337,77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26" table:style-name="ce2">
            <text:p>2226</text:p>
          </table:table-cell>
          <table:table-cell office:value-type="float" office:value="76" table:style-name="ce2">
            <text:p>76</text:p>
          </table:table-cell>
          <table:table-cell office:value-type="float" office:value="336" table:style-name="ce2">
            <text:p>336</text:p>
          </table:table-cell>
          <table:table-cell office:value-type="string" table:style-name="ce2">
            <text:p>1400002C0000000000000000000000000000000000000000000000000000000000000000000A08B2004C0150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59" table:style-name="ce3">
            <text:p>159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29 13:16:04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87" table:style-name="ce2">
            <text:p>187</text:p>
          </table:table-cell>
          <table:table-cell office:value-type="float" office:value="11249" table:style-name="ce2">
            <text:p>1124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MAY 31 20:31:40</text:p>
          </table:table-cell>
          <table:table-cell office:value-type="string" table:style-name="ce2">
            <text:p>2020 MAY 31 21:08:5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MAY 31 20:31:50</text:p>
          </table:table-cell>
          <table:table-cell office:value-type="string" table:style-name="ce2">
            <text:p>2020 MAY 31 21:08:56</text:p>
          </table:table-cell>
          <table:table-cell office:value-type="float" office:value="5.9687999999999999" table:style-name="ce2">
            <text:p>5,9688</text:p>
          </table:table-cell>
          <table:table-cell office:value-type="float" office:value="104.0763" table:style-name="ce2">
            <text:p>104,0763</text:p>
          </table:table-cell>
          <table:table-cell office:value-type="float" office:value="18.949200000000001" table:style-name="ce2">
            <text:p>18,9492</text:p>
          </table:table-cell>
          <table:table-cell office:value-type="float" office:value="105.1754" table:style-name="ce2">
            <text:p>105,1754</text:p>
          </table:table-cell>
          <table:table-cell office:value-type="float" office:value="105.1754" table:style-name="ce2">
            <text:p>105,1754</text:p>
          </table:table-cell>
          <table:table-cell office:value-type="float" office:value="2.3801E-14" table:style-name="ce2">
            <text:p>2,3801E-14</text:p>
          </table:table-cell>
          <table:table-cell office:value-type="float" office:value="57.533799999999999" table:style-name="ce2">
            <text:p>57,5338</text:p>
          </table:table-cell>
          <table:table-cell office:value-type="float" office:value="-112.38379999999999" table:style-name="ce2">
            <text:p>-112,3838</text:p>
          </table:table-cell>
          <table:table-cell office:value-type="float" office:value="5.1233000000000004" table:style-name="ce2">
            <text:p>5,1233</text:p>
          </table:table-cell>
          <table:table-cell office:value-type="float" office:value="107.7876" table:style-name="ce2">
            <text:p>107,7876</text:p>
          </table:table-cell>
          <table:table-cell office:value-type="float" office:value="107.7876" table:style-name="ce2">
            <text:p>107,7876</text:p>
          </table:table-cell>
          <table:table-cell office:value-type="float" office:value="1.9082999999999999E-14" table:style-name="ce2">
            <text:p>1,9083E-14</text:p>
          </table:table-cell>
          <table:table-cell office:value-type="float" office:value="59.226100000000002" table:style-name="ce2">
            <text:p>59,2261</text:p>
          </table:table-cell>
          <table:table-cell office:value-type="float" office:value="211.3064" table:style-name="ce2">
            <text:p>211,3064</text:p>
          </table:table-cell>
          <table:table-cell office:value-type="string" table:style-name="ce2">
            <text:p>N/A</text:p>
          </table:table-cell>
          <table:table-cell office:value-type="float" office:value="337.77820000000003" table:style-name="ce2">
            <text:p>337,7782</text:p>
          </table:table-cell>
          <table:table-cell office:value-type="float" office:value="337.77820000000003" table:style-name="ce2">
            <text:p>337,778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26" table:style-name="ce2">
            <text:p>2226</text:p>
          </table:table-cell>
          <table:table-cell office:value-type="float" office:value="76" table:style-name="ce2">
            <text:p>76</text:p>
          </table:table-cell>
          <table:table-cell office:value-type="float" office:value="336" table:style-name="ce2">
            <text:p>336</text:p>
          </table:table-cell>
          <table:table-cell office:value-type="string" table:style-name="ce2">
            <text:p>1400002C0000000000000000000000000000000000000000000000000000000000000000000A08B2004C0150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187" table:style-name="ce3">
            <text:p>187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MAY 31 20:21:38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07" table:style-name="ce2">
            <text:p>207</text:p>
          </table:table-cell>
          <table:table-cell office:value-type="float" office:value="11269" table:style-name="ce2">
            <text:p>1126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2 11:53:04</text:p>
          </table:table-cell>
          <table:table-cell office:value-type="string" table:style-name="ce2">
            <text:p>2020 JUN 02 12:30:2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2 11:53:14</text:p>
          </table:table-cell>
          <table:table-cell office:value-type="string" table:style-name="ce2">
            <text:p>2020 JUN 02 12:30:22</text:p>
          </table:table-cell>
          <table:table-cell office:value-type="float" office:value="15.6869" table:style-name="ce2">
            <text:p>15,6869</text:p>
          </table:table-cell>
          <table:table-cell office:value-type="float" office:value="-113.01" table:style-name="ce2">
            <text:p>-113,01</text:p>
          </table:table-cell>
          <table:table-cell office:value-type="float" office:value="18.7742" table:style-name="ce2">
            <text:p>18,7742</text:p>
          </table:table-cell>
          <table:table-cell office:value-type="float" office:value="104.5194" table:style-name="ce2">
            <text:p>104,5194</text:p>
          </table:table-cell>
          <table:table-cell office:value-type="float" office:value="104.5194" table:style-name="ce2">
            <text:p>104,5194</text:p>
          </table:table-cell>
          <table:table-cell office:value-type="float" office:value="1.7127999999999999E-14" table:style-name="ce2">
            <text:p>1,7128E-14</text:p>
          </table:table-cell>
          <table:table-cell office:value-type="float" office:value="48.5002" table:style-name="ce2">
            <text:p>48,5002</text:p>
          </table:table-cell>
          <table:table-cell office:value-type="float" office:value="35.2637" table:style-name="ce2">
            <text:p>35,2637</text:p>
          </table:table-cell>
          <table:table-cell office:value-type="float" office:value="5.2641999999999998" table:style-name="ce2">
            <text:p>5,2642</text:p>
          </table:table-cell>
          <table:table-cell office:value-type="float" office:value="107.1032" table:style-name="ce2">
            <text:p>107,1032</text:p>
          </table:table-cell>
          <table:table-cell office:value-type="float" office:value="107.1032" table:style-name="ce2">
            <text:p>107,1032</text:p>
          </table:table-cell>
          <table:table-cell office:value-type="float" office:value="4.4980000000000001E-14" table:style-name="ce2">
            <text:p>4,498E-14</text:p>
          </table:table-cell>
          <table:table-cell office:value-type="float" office:value="60.6372" table:style-name="ce2">
            <text:p>60,6372</text:p>
          </table:table-cell>
          <table:table-cell office:value-type="float" office:value="212.30760000000001" table:style-name="ce2">
            <text:p>212,3076</text:p>
          </table:table-cell>
          <table:table-cell office:value-type="string" table:style-name="ce2">
            <text:p>N/A</text:p>
          </table:table-cell>
          <table:table-cell office:value-type="float" office:value="338.08159999999998" table:style-name="ce2">
            <text:p>338,0816</text:p>
          </table:table-cell>
          <table:table-cell office:value-type="float" office:value="338.08159999999998" table:style-name="ce2">
            <text:p>338,081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28" table:style-name="ce2">
            <text:p>2228</text:p>
          </table:table-cell>
          <table:table-cell office:value-type="float" office:value="76" table:style-name="ce2">
            <text:p>76</text:p>
          </table:table-cell>
          <table:table-cell office:value-type="float" office:value="338" table:style-name="ce2">
            <text:p>338</text:p>
          </table:table-cell>
          <table:table-cell office:value-type="string" table:style-name="ce2">
            <text:p>1400002C0000000000000000000000000000000000000000000000000000000000000000000A08B4004C0152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07" table:style-name="ce3">
            <text:p>207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JUN 02 11:43:01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32" table:style-name="ce2">
            <text:p>232</text:p>
          </table:table-cell>
          <table:table-cell office:value-type="float" office:value="11294" table:style-name="ce2">
            <text:p>1129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4 13:05:10</text:p>
          </table:table-cell>
          <table:table-cell office:value-type="string" table:style-name="ce2">
            <text:p>2020 JUN 04 13:42:3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4 13:05:20</text:p>
          </table:table-cell>
          <table:table-cell office:value-type="string" table:style-name="ce2">
            <text:p>2020 JUN 04 13:42:29</text:p>
          </table:table-cell>
          <table:table-cell office:value-type="float" office:value="28.566600000000001" table:style-name="ce2">
            <text:p>28,5666</text:p>
          </table:table-cell>
          <table:table-cell office:value-type="float" office:value="-113.7672" table:style-name="ce2">
            <text:p>-113,7672</text:p>
          </table:table-cell>
          <table:table-cell office:value-type="float" office:value="18.6006" table:style-name="ce2">
            <text:p>18,6006</text:p>
          </table:table-cell>
          <table:table-cell office:value-type="float" office:value="104.2902" table:style-name="ce2">
            <text:p>104,2902</text:p>
          </table:table-cell>
          <table:table-cell office:value-type="float" office:value="104.2902" table:style-name="ce2">
            <text:p>104,2902</text:p>
          </table:table-cell>
          <table:table-cell office:value-type="float" office:value="2.2264E-14" table:style-name="ce2">
            <text:p>2,2264E-14</text:p>
          </table:table-cell>
          <table:table-cell office:value-type="float" office:value="35.945500000000003" table:style-name="ce2">
            <text:p>35,9455</text:p>
          </table:table-cell>
          <table:table-cell office:value-type="float" office:value="36.925699999999999" table:style-name="ce2">
            <text:p>36,9257</text:p>
          </table:table-cell>
          <table:table-cell office:value-type="float" office:value="5.2522000000000002" table:style-name="ce2">
            <text:p>5,2522</text:p>
          </table:table-cell>
          <table:table-cell office:value-type="float" office:value="106.96259999999999" table:style-name="ce2">
            <text:p>106,9626</text:p>
          </table:table-cell>
          <table:table-cell office:value-type="float" office:value="106.96259999999999" table:style-name="ce2">
            <text:p>106,9626</text:p>
          </table:table-cell>
          <table:table-cell office:value-type="float" office:value="4.5981E-14" table:style-name="ce2">
            <text:p>4,5981E-14</text:p>
          </table:table-cell>
          <table:table-cell office:value-type="float" office:value="61.037399999999998" table:style-name="ce2">
            <text:p>61,0374</text:p>
          </table:table-cell>
          <table:table-cell office:value-type="float" office:value="213.56190000000001" table:style-name="ce2">
            <text:p>213,5619</text:p>
          </table:table-cell>
          <table:table-cell office:value-type="string" table:style-name="ce2">
            <text:p>N/A</text:p>
          </table:table-cell>
          <table:table-cell office:value-type="float" office:value="338.23340000000002" table:style-name="ce2">
            <text:p>338,2334</text:p>
          </table:table-cell>
          <table:table-cell office:value-type="float" office:value="338.23340000000002" table:style-name="ce2">
            <text:p>338,233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29" table:style-name="ce2">
            <text:p>2229</text:p>
          </table:table-cell>
          <table:table-cell office:value-type="float" office:value="76" table:style-name="ce2">
            <text:p>76</text:p>
          </table:table-cell>
          <table:table-cell office:value-type="float" office:value="339" table:style-name="ce2">
            <text:p>339</text:p>
          </table:table-cell>
          <table:table-cell office:value-type="string" table:style-name="ce2">
            <text:p>1400002C0000000000000000000000000000000000000000000000000000000000000000000A08B5004C0153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32" table:style-name="ce3">
            <text:p>232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JUN 04 12:55:07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53" table:style-name="ce2">
            <text:p>253</text:p>
          </table:table-cell>
          <table:table-cell office:value-type="float" office:value="11315" table:style-name="ce2">
            <text:p>1131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6 06:24:55</text:p>
          </table:table-cell>
          <table:table-cell office:value-type="string" table:style-name="ce2">
            <text:p>2020 JUN 06 07:02: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6 06:25:05</text:p>
          </table:table-cell>
          <table:table-cell office:value-type="string" table:style-name="ce2">
            <text:p>2020 JUN 06 07:02:15</text:p>
          </table:table-cell>
          <table:table-cell office:value-type="float" office:value="39.080100000000002" table:style-name="ce2">
            <text:p>39,0801</text:p>
          </table:table-cell>
          <table:table-cell office:value-type="float" office:value="1.6571" table:style-name="ce2">
            <text:p>1,6571</text:p>
          </table:table-cell>
          <table:table-cell office:value-type="float" office:value="18.511700000000001" table:style-name="ce2">
            <text:p>18,5117</text:p>
          </table:table-cell>
          <table:table-cell office:value-type="float" office:value="104.6914" table:style-name="ce2">
            <text:p>104,6914</text:p>
          </table:table-cell>
          <table:table-cell office:value-type="float" office:value="104.6914" table:style-name="ce2">
            <text:p>104,6914</text:p>
          </table:table-cell>
          <table:table-cell office:value-type="float" office:value="1.4235999999999999E-14" table:style-name="ce2">
            <text:p>1,4236E-14</text:p>
          </table:table-cell>
          <table:table-cell office:value-type="float" office:value="25.330100000000002" table:style-name="ce2">
            <text:p>25,3301</text:p>
          </table:table-cell>
          <table:table-cell office:value-type="float" office:value="151.93289999999999" table:style-name="ce2">
            <text:p>151,9329</text:p>
          </table:table-cell>
          <table:table-cell office:value-type="float" office:value="5.1356000000000002" table:style-name="ce2">
            <text:p>5,1356</text:p>
          </table:table-cell>
          <table:table-cell office:value-type="float" office:value="107.5117" table:style-name="ce2">
            <text:p>107,5117</text:p>
          </table:table-cell>
          <table:table-cell office:value-type="float" office:value="107.5117" table:style-name="ce2">
            <text:p>107,5117</text:p>
          </table:table-cell>
          <table:table-cell office:value-type="float" office:value="2.9494999999999998E-14" table:style-name="ce2">
            <text:p>2,9495E-14</text:p>
          </table:table-cell>
          <table:table-cell office:value-type="float" office:value="60.095599999999997" table:style-name="ce2">
            <text:p>60,0956</text:p>
          </table:table-cell>
          <table:table-cell office:value-type="float" office:value="214.61779999999999" table:style-name="ce2">
            <text:p>214,6178</text:p>
          </table:table-cell>
          <table:table-cell office:value-type="string" table:style-name="ce2">
            <text:p>N/A</text:p>
          </table:table-cell>
          <table:table-cell office:value-type="float" office:value="338.38510000000002" table:style-name="ce2">
            <text:p>338,3851</text:p>
          </table:table-cell>
          <table:table-cell office:value-type="float" office:value="338.38510000000002" table:style-name="ce2">
            <text:p>338,38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30" table:style-name="ce2">
            <text:p>2230</text:p>
          </table:table-cell>
          <table:table-cell office:value-type="float" office:value="76" table:style-name="ce2">
            <text:p>76</text:p>
          </table:table-cell>
          <table:table-cell office:value-type="float" office:value="340" table:style-name="ce2">
            <text:p>340</text:p>
          </table:table-cell>
          <table:table-cell office:value-type="string" table:style-name="ce2">
            <text:p>1400002C0000000000000000000000000000000000000000000000000000000000000000000A08B6004C0154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53" table:style-name="ce3">
            <text:p>253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JUN 06 06:14:52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283" table:style-name="ce2">
            <text:p>283</text:p>
          </table:table-cell>
          <table:table-cell office:value-type="float" office:value="11345" table:style-name="ce2">
            <text:p>1134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08 17:26:46</text:p>
          </table:table-cell>
          <table:table-cell office:value-type="string" table:style-name="ce2">
            <text:p>2020 JUN 08 18:04:0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08 17:26:56</text:p>
          </table:table-cell>
          <table:table-cell office:value-type="string" table:style-name="ce2">
            <text:p>2020 JUN 08 18:04:03</text:p>
          </table:table-cell>
          <table:table-cell office:value-type="float" office:value="52.126899999999999" table:style-name="ce2">
            <text:p>52,1269</text:p>
          </table:table-cell>
          <table:table-cell office:value-type="float" office:value="-140.29490000000001" table:style-name="ce2">
            <text:p>-140,2949</text:p>
          </table:table-cell>
          <table:table-cell office:value-type="float" office:value="18.488299999999999" table:style-name="ce2">
            <text:p>18,4883</text:p>
          </table:table-cell>
          <table:table-cell office:value-type="float" office:value="105.9144" table:style-name="ce2">
            <text:p>105,9144</text:p>
          </table:table-cell>
          <table:table-cell office:value-type="float" office:value="105.9144" table:style-name="ce2">
            <text:p>105,9144</text:p>
          </table:table-cell>
          <table:table-cell office:value-type="float" office:value="1.8546000000000001E-14" table:style-name="ce2">
            <text:p>1,8546E-14</text:p>
          </table:table-cell>
          <table:table-cell office:value-type="float" office:value="11.912000000000001" table:style-name="ce2">
            <text:p>11,912</text:p>
          </table:table-cell>
          <table:table-cell office:value-type="float" office:value="6.3764000000000003" table:style-name="ce2">
            <text:p>6,3764</text:p>
          </table:table-cell>
          <table:table-cell office:value-type="float" office:value="4.8714000000000004" table:style-name="ce2">
            <text:p>4,8714</text:p>
          </table:table-cell>
          <table:table-cell office:value-type="float" office:value="109.1558" table:style-name="ce2">
            <text:p>109,1558</text:p>
          </table:table-cell>
          <table:table-cell office:value-type="float" office:value="109.1558" table:style-name="ce2">
            <text:p>109,1558</text:p>
          </table:table-cell>
          <table:table-cell office:value-type="float" office:value="1.0058000000000001E-14" table:style-name="ce2">
            <text:p>1,0058E-14</text:p>
          </table:table-cell>
          <table:table-cell office:value-type="float" office:value="57.205199999999998" table:style-name="ce2">
            <text:p>57,2052</text:p>
          </table:table-cell>
          <table:table-cell office:value-type="float" office:value="216.1294" table:style-name="ce2">
            <text:p>216,1294</text:p>
          </table:table-cell>
          <table:table-cell office:value-type="string" table:style-name="ce2">
            <text:p>N/A</text:p>
          </table:table-cell>
          <table:table-cell office:value-type="float" office:value="337.92989999999998" table:style-name="ce2">
            <text:p>337,9299</text:p>
          </table:table-cell>
          <table:table-cell office:value-type="float" office:value="337.92989999999998" table:style-name="ce2">
            <text:p>337,92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27" table:style-name="ce2">
            <text:p>2227</text:p>
          </table:table-cell>
          <table:table-cell office:value-type="float" office:value="76" table:style-name="ce2">
            <text:p>76</text:p>
          </table:table-cell>
          <table:table-cell office:value-type="float" office:value="337" table:style-name="ce2">
            <text:p>337</text:p>
          </table:table-cell>
          <table:table-cell office:value-type="string" table:style-name="ce2">
            <text:p>1400002C0000000000000000000000000000000000000000000000000000000000000000000A08B3004C015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283" table:style-name="ce3">
            <text:p>283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JUN 08 17:16:43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303" table:style-name="ce2">
            <text:p>303</text:p>
          </table:table-cell>
          <table:table-cell office:value-type="float" office:value="11365" table:style-name="ce2">
            <text:p>1136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0 08:47:36</text:p>
          </table:table-cell>
          <table:table-cell office:value-type="string" table:style-name="ce2">
            <text:p>2020 JUN 10 09:24:5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0 08:47:46</text:p>
          </table:table-cell>
          <table:table-cell office:value-type="string" table:style-name="ce2">
            <text:p>2020 JUN 10 09:24:51</text:p>
          </table:table-cell>
          <table:table-cell office:value-type="float" office:value="59.048000000000002" table:style-name="ce2">
            <text:p>59,048</text:p>
          </table:table-cell>
          <table:table-cell office:value-type="float" office:value="6.6367000000000003" table:style-name="ce2">
            <text:p>6,6367</text:p>
          </table:table-cell>
          <table:table-cell office:value-type="float" office:value="18.5703" table:style-name="ce2">
            <text:p>18,5703</text:p>
          </table:table-cell>
          <table:table-cell office:value-type="float" office:value="107.12130000000001" table:style-name="ce2">
            <text:p>107,1213</text:p>
          </table:table-cell>
          <table:table-cell office:value-type="float" office:value="107.12130000000001" table:style-name="ce2">
            <text:p>107,1213</text:p>
          </table:table-cell>
          <table:table-cell office:value-type="float" office:value="2.2989999999999998E-14" table:style-name="ce2">
            <text:p>2,299E-14</text:p>
          </table:table-cell>
          <table:table-cell office:value-type="float" office:value="4.3125999999999998" table:style-name="ce2">
            <text:p>4,3126</text:p>
          </table:table-cell>
          <table:table-cell office:value-type="float" office:value="148.7611" table:style-name="ce2">
            <text:p>148,7611</text:p>
          </table:table-cell>
          <table:table-cell office:value-type="float" office:value="4.6497000000000002" table:style-name="ce2">
            <text:p>4,6497</text:p>
          </table:table-cell>
          <table:table-cell office:value-type="float" office:value="110.68300000000001" table:style-name="ce2">
            <text:p>110,683</text:p>
          </table:table-cell>
          <table:table-cell office:value-type="float" office:value="110.68300000000001" table:style-name="ce2">
            <text:p>110,683</text:p>
          </table:table-cell>
          <table:table-cell office:value-type="float" office:value="6.5568999999999997E-15" table:style-name="ce2">
            <text:p>6,5569E-15</text:p>
          </table:table-cell>
          <table:table-cell office:value-type="float" office:value="54.343600000000002" table:style-name="ce2">
            <text:p>54,3436</text:p>
          </table:table-cell>
          <table:table-cell office:value-type="float" office:value="217.13919999999999" table:style-name="ce2">
            <text:p>217,1392</text:p>
          </table:table-cell>
          <table:table-cell office:value-type="string" table:style-name="ce2">
            <text:p>N/A</text:p>
          </table:table-cell>
          <table:table-cell office:value-type="float" office:value="337.62639999999999" table:style-name="ce2">
            <text:p>337,6264</text:p>
          </table:table-cell>
          <table:table-cell office:value-type="float" office:value="337.62639999999999" table:style-name="ce2">
            <text:p>337,626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25" table:style-name="ce2">
            <text:p>2225</text:p>
          </table:table-cell>
          <table:table-cell office:value-type="float" office:value="76" table:style-name="ce2">
            <text:p>76</text:p>
          </table:table-cell>
          <table:table-cell office:value-type="float" office:value="335" table:style-name="ce2">
            <text:p>335</text:p>
          </table:table-cell>
          <table:table-cell office:value-type="string" table:style-name="ce2">
            <text:p>1400002C0000000000000000000000000000000000000000000000000000000000000000000A08B1004C014F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03" table:style-name="ce3">
            <text:p>303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JUN 10 08:37:34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326" table:style-name="ce2">
            <text:p>326</text:p>
          </table:table-cell>
          <table:table-cell office:value-type="float" office:value="11388" table:style-name="ce2">
            <text:p>11388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2020 JUN 12 06:01:54</text:p>
          </table:table-cell>
          <table:table-cell office:value-type="string" table:style-name="ce2">
            <text:p>2020 JUN 12 06:39:0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2020 JUN 12 06:02:04</text:p>
          </table:table-cell>
          <table:table-cell office:value-type="string" table:style-name="ce2">
            <text:p>2020 JUN 12 06:39:06</text:p>
          </table:table-cell>
          <table:table-cell office:value-type="float" office:value="65.297300000000007" table:style-name="ce2">
            <text:p>65,2973</text:p>
          </table:table-cell>
          <table:table-cell office:value-type="float" office:value="69.455100000000002" table:style-name="ce2">
            <text:p>69,4551</text:p>
          </table:table-cell>
          <table:table-cell office:value-type="float" office:value="18.776900000000001" table:style-name="ce2">
            <text:p>18,7769</text:p>
          </table:table-cell>
          <table:table-cell office:value-type="float" office:value="108.71210000000001" table:style-name="ce2">
            <text:p>108,7121</text:p>
          </table:table-cell>
          <table:table-cell office:value-type="float" office:value="108.71210000000001" table:style-name="ce2">
            <text:p>108,7121</text:p>
          </table:table-cell>
          <table:table-cell office:value-type="float" office:value="6.5568999999999997E-15" table:style-name="ce2">
            <text:p>6,5569E-15</text:p>
          </table:table-cell>
          <table:table-cell office:value-type="float" office:value="-2.8935" table:style-name="ce2">
            <text:p>-2,8935</text:p>
          </table:table-cell>
          <table:table-cell office:value-type="float" office:value="-155.74760000000001" table:style-name="ce2">
            <text:p>-155,7476</text:p>
          </table:table-cell>
          <table:table-cell office:value-type="float" office:value="4.3669000000000002" table:style-name="ce2">
            <text:p>4,3669</text:p>
          </table:table-cell>
          <table:table-cell office:value-type="float" office:value="112.7056" table:style-name="ce2">
            <text:p>112,7056</text:p>
          </table:table-cell>
          <table:table-cell office:value-type="float" office:value="112.7056" table:style-name="ce2">
            <text:p>112,7056</text:p>
          </table:table-cell>
          <table:table-cell office:value-type="float" office:value="2.3240000000000001E-14" table:style-name="ce2">
            <text:p>2,324E-14</text:p>
          </table:table-cell>
          <table:table-cell office:value-type="float" office:value="50.467399999999998" table:style-name="ce2">
            <text:p>50,4674</text:p>
          </table:table-cell>
          <table:table-cell office:value-type="float" office:value="218.3023" table:style-name="ce2">
            <text:p>218,3023</text:p>
          </table:table-cell>
          <table:table-cell office:value-type="string" table:style-name="ce2">
            <text:p>N/A</text:p>
          </table:table-cell>
          <table:table-cell office:value-type="float" office:value="337.1712" table:style-name="ce2">
            <text:p>337,1712</text:p>
          </table:table-cell>
          <table:table-cell office:value-type="float" office:value="337.1712" table:style-name="ce2">
            <text:p>337,171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2222" table:style-name="ce2">
            <text:p>2222</text:p>
          </table:table-cell>
          <table:table-cell office:value-type="float" office:value="76" table:style-name="ce2">
            <text:p>76</text:p>
          </table:table-cell>
          <table:table-cell office:value-type="float" office:value="332" table:style-name="ce2">
            <text:p>332</text:p>
          </table:table-cell>
          <table:table-cell office:value-type="string" table:style-name="ce2">
            <text:p>1400002C0000000000000000000000000000000000000000000000000000000000000000000A08AE004C014C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-1" table:style-name="ce3">
            <text:p>-1</text:p>
          </table:table-cell>
          <table:table-cell office:value-type="float" office:value="326" table:style-name="ce3">
            <text:p>326</text:p>
          </table:table-cell>
          <table:table-cell office:value-type="string" table:style-name="ce3">
            <text:p>nightside</text:p>
          </table:table-cell>
          <table:table-cell office:value-type="string" table:style-name="ce3">
            <text:p>2020 JUN 12 05:51:51</text:p>
          </table:table-cell>
          <table:table-cell office:value-type="string" table:style-name="ce3">
            <text:p>LNO OFF</text:p>
          </table:table-cell>
          <table:table-cell table:number-columns-repeated="16317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an Thomas</dc:creator>
    <dc:date>2020-04-21T12:44:11Z</dc:date>
    <meta:editing-cycles>1</meta:editing-cycles>
    <meta:editing-duration>PT20S</meta:editing-duration>
  </office:meta>
</office:document-meta>
</file>